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4" style:family="table">
      <style:table-properties style:width="17cm" fo:break-before="auto" fo:break-after="auto" table:align="margins" fo:keep-with-next="always" style:may-break-between-rows="false" style:writing-mode="lr-tb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064cm"/>
    </style:style>
    <style:style style:name="Tableau4.A1" style:family="table-cell">
      <style:table-cell-properties fo:padding="0cm" fo:border="none"/>
    </style:style>
    <style:style style:name="Tableau6" style:family="table" style:master-page-name="Annexe">
      <style:table-properties style:width="17cm" style:page-number="auto" table:align="margins" style:may-break-between-rows="false" style:writing-mode="lr-tb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keep-together="false" fo:keep-together="always"/>
    </style:style>
    <style:style style:name="Tableau6.A1" style:family="table-cell">
      <style:table-cell-properties fo:background-color="transparent" fo:padding="0.03cm" fo:border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.026cm" fo:text-align="start" style:justify-single-word="false" fo:text-indent="0cm" style:auto-text-indent="false"/>
      <style:text-properties style:font-name="Verdana2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6" style:family="paragraph" style:parent-style-name="Heading_20_2" style:master-page-name="First_20_Page">
      <style:paragraph-properties fo:margin-left="0cm" fo:margin-right="0.026cm" fo:text-align="start" style:justify-single-word="false" fo:text-indent="0cm" style:auto-text-indent="false" style:page-number="auto"/>
    </style:style>
    <style:style style:name="P7" style:family="paragraph" style:parent-style-name="Standard">
      <style:text-properties style:font-name="Verdana2"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Verdana2" fo:font-size="10pt" style:font-size-asian="10pt" style:font-size-complex="10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>
        <text:changed-region xml:id="ct399487896" text:id="ct399487896">
          <text:insertion>
            <office:change-info>
              <dc:creator>Auteur inconnu</dc:creator>
              <dc:date>2010-10-21T15:19:00</dc:date>
            </office:change-info>
          </text:insertion>
        </text:changed-region>
        <text:changed-region xml:id="ct403092496" text:id="ct403092496">
          <text:insertion>
            <office:change-info>
              <dc:creator>Auteur inconnu</dc:creator>
              <dc:date>2017-07-12T11:18:00</dc:date>
            </office:change-info>
          </text:insertion>
        </text:changed-region>
        <text:changed-region xml:id="ct403093952" text:id="ct403093952">
          <text:insertion>
            <office:change-info>
              <dc:creator>Auteur inconnu</dc:creator>
              <dc:date>2017-07-12T11:19:00</dc:date>
            </office:change-info>
          </text:insertion>
        </text:changed-region>
        <text:changed-region xml:id="ct403094264" text:id="ct403094264">
          <text:insertion>
            <office:change-info>
              <dc:creator>Auteur inconnu</dc:creator>
              <dc:date>2017-07-12T11:19:00</dc:date>
            </office:change-info>
          </text:insertion>
        </text:changed-region>
        <text:changed-region xml:id="ct403094472" text:id="ct403094472">
          <text:insertion>
            <office:change-info>
              <dc:creator>Auteur inconnu</dc:creator>
              <dc:date>2017-07-12T11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 text:is-list-header="true"><text:change-start text:change-id="ct399487896"/>self.Title()<text:change-end text:change-id="ct399487896"/></text:h>
      <text:p text:style-name="P2"/>
      <text:p text:style-name="Standard"><text:span text:style-name="T1"><office:annotation><dc:date>2008-02-01T00:00:00.10</dc:date><text:p>do text</text:p><text:p>from xhtml(self.Description(),stylesMapping={'p':'Standard2'})</text:p></office:annotation></text:span><text:span text:style-name="T1">Description</text:span></text:p>
      <text:p text:style-name="P7"/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office:annotation><dc:creator>Auteur inconnu</dc:creator><dc:date>2016-07-04T10:35:31.63</dc:date><text:p text:style-name="P8"><text:span text:style-name="T2">do table- for annex in IAnnexable(self).getAnnexesToPrint()</text:span></text:p></office:annotation></text:p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4">Annexe <text:change-start text:change-id="ct403092496"/>annex['number']<text:change-end text:change-id="ct403092496"/>/<text:change-start text:change-id="ct403093952"/>len(IAnnexable(self).getAnnexesToPrint())<text:change-end text:change-id="ct403093952"/>, page <text:change-start text:change-id="ct403094264"/>image['number']<text:change-end text:change-id="ct403094264"/>/<text:change-start text:change-id="ct403094472"/>annex['number_of_images']<text:change-end text:change-id="ct403094472"/></text:p>
                  <text:p text:style-name="P5"><office:annotation><dc:creator>Auteur inconnu</dc:creator><dc:date>2016-07-04T10:43:48.63</dc:date><text:p text:style-name="P8"><text:span text:style-name="T3">do table for image in annex['images']</text:span></text:p></office:annotation><office:annotation><dc:creator>Auteur inconnu</dc:creator><dc:date>2016-07-04T10:45:09.64</dc:date><text:p text:style-name="P8"><text:span text:style-name="T2">do text</text:span></text:p><text:p text:style-name="P8"><text:span text:style-name="T2">from document(at=image['path'], anchor='as-char', size=(17.94, 25))</text:span></text:p></office:annotation>Annex image dump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1" fo:font-size="10pt" style:text-underline-style="solid" style:text-underline-width="auto" style:text-underline-color="font-color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0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1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1cm" fo:border="0.035cm solid #000000" style:shadow="#808080 0.071cm 0.071cm">
        <style:tab-stops/>
      </style:paragraph-properties>
      <style:text-properties style:font-name="Verdana1" fo:font-size="16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suffix=" " style:num-format="1" text:display-levels="2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HTML" style:page-layout-name="Mpm4"/>
    <style:master-page style:name="Annex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1:20:45.35</dc:date>
    <meta:print-date>2006-03-23T13:01:00</meta:print-date>
    <dc:language>fr-FR</dc:language>
    <meta:editing-cycles>156</meta:editing-cycles>
    <meta:editing-duration>P10DT8H34M37S</meta:editing-duration>
    <meta:document-statistic meta:table-count="2" meta:image-count="0" meta:object-count="0" meta:page-count="1" meta:paragraph-count="6" meta:word-count="13" meta:character-count="15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